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E991BD53A93079B8.png" manifest:media-type="image/png"/>
  <manifest:file-entry manifest:full-path="Pictures/100000000000006400000043DFACBB7B5ADCDD2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b0f8e" officeooo:paragraph-rsid="000b0f8e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11549d" officeooo:paragraph-rsid="0011549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2ae7eb" style:font-size-asian="10pt" style:font-weight-asian="bold" style:font-size-complex="10pt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2b3781" style:font-size-asian="10pt" style:font-weight-asian="bold" style:font-size-complex="10pt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2d015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paragraph-rsid="002e12eb"/>
    </style:style>
    <style:style style:name="P19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en" fo:country="US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5e91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3c31d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2e12e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723c5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95b1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c31d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style:text-underline-style="none" fo:font-weight="bold" officeooo:rsid="000daca3" officeooo:paragraph-rsid="000daca3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0f6403" officeooo:paragraph-rsid="000f6403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257cf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44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6cf" style:font-weight-asian="normal" style:font-weight-complex="normal"/>
    </style:style>
    <style:style style:name="T3" style:family="text">
      <style:text-properties fo:font-weight="normal" officeooo:rsid="0015e915" style:font-weight-asian="normal" style:font-weight-complex="normal"/>
    </style:style>
    <style:style style:name="T4" style:family="text">
      <style:text-properties fo:font-weight="normal" officeooo:rsid="00175084" style:font-weight-asian="normal" style:font-weight-complex="normal"/>
    </style:style>
    <style:style style:name="T5" style:family="text">
      <style:text-properties fo:font-weight="normal" officeooo:rsid="00182293" style:font-weight-asian="normal" style:font-weight-complex="normal"/>
    </style:style>
    <style:style style:name="T6" style:family="text">
      <style:text-properties fo:font-weight="normal" officeooo:rsid="0019c56a" style:font-weight-asian="normal" style:font-weight-complex="normal"/>
    </style:style>
    <style:style style:name="T7" style:family="text">
      <style:text-properties fo:font-weight="normal" officeooo:rsid="001a80db" style:font-weight-asian="normal" style:font-weight-complex="normal"/>
    </style:style>
    <style:style style:name="T8" style:family="text">
      <style:text-properties fo:font-weight="normal" officeooo:rsid="001e352d" style:font-weight-asian="normal" style:font-weight-complex="normal"/>
    </style:style>
    <style:style style:name="T9" style:family="text">
      <style:text-properties fo:font-weight="normal" officeooo:rsid="001ef4c4" style:font-weight-asian="normal" style:font-weight-complex="normal"/>
    </style:style>
    <style:style style:name="T10" style:family="text">
      <style:text-properties fo:font-weight="normal" officeooo:rsid="0020ee1d" style:font-weight-asian="normal" style:font-weight-complex="normal"/>
    </style:style>
    <style:style style:name="T11" style:family="text">
      <style:text-properties fo:font-weight="normal" officeooo:rsid="00257cf4" style:font-weight-asian="normal" style:font-weight-complex="normal"/>
    </style:style>
    <style:style style:name="T12" style:family="text">
      <style:text-properties fo:font-weight="normal" officeooo:rsid="00275860" style:font-weight-asian="normal" style:font-weight-complex="normal"/>
    </style:style>
    <style:style style:name="T13" style:family="text">
      <style:text-properties fo:font-weight="normal" officeooo:rsid="00281414" style:font-weight-asian="normal" style:font-weight-complex="normal"/>
    </style:style>
    <style:style style:name="T14" style:family="text">
      <style:text-properties fo:font-weight="normal" officeooo:rsid="002fb3d6" style:font-weight-asian="normal" style:font-weight-complex="normal"/>
    </style:style>
    <style:style style:name="T15" style:family="text">
      <style:text-properties fo:font-weight="normal" officeooo:rsid="00336330" style:font-weight-asian="normal" style:font-weight-complex="normal"/>
    </style:style>
    <style:style style:name="T16" style:family="text">
      <style:text-properties fo:font-weight="normal" officeooo:rsid="00365f16" style:font-weight-asian="normal" style:font-weight-complex="normal"/>
    </style:style>
    <style:style style:name="T17" style:family="text">
      <style:text-properties fo:font-weight="normal" officeooo:rsid="00366a3a" style:font-weight-asian="normal" style:font-weight-complex="normal"/>
    </style:style>
    <style:style style:name="T18" style:family="text">
      <style:text-properties fo:font-weight="normal" officeooo:rsid="003723c5" style:font-weight-asian="normal" style:font-weight-complex="normal"/>
    </style:style>
    <style:style style:name="T19" style:family="text">
      <style:text-properties fo:font-weight="normal" officeooo:rsid="0037f48d" style:font-weight-asian="normal" style:font-weight-complex="normal"/>
    </style:style>
    <style:style style:name="T20" style:family="text">
      <style:text-properties fo:font-weight="normal" officeooo:rsid="00395b1f" style:font-weight-asian="normal" style:font-weight-complex="normal"/>
    </style:style>
    <style:style style:name="T21" style:family="text">
      <style:text-properties fo:font-weight="normal" officeooo:rsid="003c31d0" style:font-weight-asian="normal" style:font-weight-complex="normal"/>
    </style:style>
    <style:style style:name="T22" style:family="text">
      <style:text-properties fo:font-weight="normal" officeooo:rsid="003c5fbe" style:font-weight-asian="normal" style:font-weight-complex="normal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0725a0"/>
    </style:style>
    <style:style style:name="T27" style:family="text">
      <style:text-properties style:text-underline-style="none" officeooo:rsid="0011549d"/>
    </style:style>
    <style:style style:name="T28" style:family="text">
      <style:text-properties fo:color="#000080" style:font-name="Trebuchet MS" fo:font-size="10pt" fo:language="en" fo:country="US" fo:font-weight="bold" officeooo:rsid="000f6403" style:font-size-asian="10pt" style:font-weight-asian="bold" style:font-size-complex="10pt" style:font-weight-complex="bold"/>
    </style:style>
    <style:style style:name="T29" style:family="text">
      <style:text-properties fo:color="#000080" style:font-name="Trebuchet MS" fo:font-size="10pt" fo:language="en" fo:country="US" fo:font-weight="bold" officeooo:rsid="00130957" style:font-size-asian="10pt" style:font-weight-asian="bold" style:font-size-complex="10pt" style:font-weight-complex="bold"/>
    </style:style>
    <style:style style:name="T30" style:family="text">
      <style:text-properties fo:color="#000080" style:font-name="Trebuchet MS" fo:font-size="10pt" fo:language="en" fo:country="US" fo:font-weight="bold" officeooo:rsid="0014e6cf" style:font-size-asian="10pt" style:font-weight-asian="bold" style:font-size-complex="10pt" style:font-weight-complex="bold"/>
    </style:style>
    <style:style style:name="T31" style:family="text">
      <style:text-properties fo:color="#000080" style:font-name="Trebuchet MS" fo:font-size="10pt" fo:language="en" fo:country="US" fo:font-weight="bold" officeooo:rsid="0015e915" style:font-size-asian="10pt" style:font-weight-asian="bold" style:font-size-complex="10pt" style:font-weight-complex="bold"/>
    </style:style>
    <style:style style:name="T32" style:family="text">
      <style:text-properties fo:color="#000080" style:font-name="Trebuchet MS" fo:font-size="10pt" fo:language="en" fo:country="US" fo:font-weight="bold" officeooo:rsid="0031a7c8" style:font-size-asian="10pt" style:font-weight-asian="bold" style:font-size-complex="10pt" style:font-weight-complex="bold"/>
    </style:style>
    <style:style style:name="T33" style:family="text">
      <style:text-properties fo:color="#000080" style:font-name="Trebuchet MS" fo:font-size="10pt" fo:language="en" fo:country="US" fo:font-weight="bold" officeooo:rsid="00336330" style:font-size-asian="10pt" style:font-weight-asian="bold" style:font-size-complex="10pt" style:font-weight-complex="bold"/>
    </style:style>
    <style:style style:name="T34" style:family="text">
      <style:text-properties fo:color="#000080" style:font-name="Trebuchet MS" fo:font-size="10pt" fo:language="en" fo:country="US" fo:font-weight="bold" officeooo:rsid="0037f48d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language="en" fo:country="US" fo:font-weight="normal" officeooo:rsid="0014e6cf" style:font-size-asian="10pt" style:font-weight-asian="normal" style:font-size-complex="10pt" style:font-weight-complex="normal"/>
    </style:style>
    <style:style style:name="T36" style:family="text">
      <style:text-properties fo:color="#000080" style:font-name="Trebuchet MS" fo:font-size="10pt" fo:language="en" fo:country="US" fo:font-weight="normal" officeooo:rsid="0015e915" style:font-size-asian="10pt" style:font-weight-asian="normal" style:font-size-complex="10pt" style:font-weight-complex="normal"/>
    </style:style>
    <style:style style:name="T37" style:family="text">
      <style:text-properties fo:color="#000080" style:font-name="Trebuchet MS" fo:font-size="10pt" fo:language="en" fo:country="US" fo:font-weight="normal" officeooo:rsid="0031a7c8" style:font-size-asian="10pt" style:font-weight-asian="normal" style:font-size-complex="10pt" style:font-weight-complex="normal"/>
    </style:style>
    <style:style style:name="T38" style:family="text">
      <style:text-properties fo:color="#000080" style:font-name="Trebuchet MS" fo:font-size="10pt" fo:language="en" fo:country="US" fo:font-weight="normal" officeooo:rsid="00336330" style:font-size-asian="10pt" style:font-weight-asian="normal" style:font-size-complex="10pt" style:font-weight-complex="normal"/>
    </style:style>
    <style:style style:name="T39" style:family="text">
      <style:text-properties fo:color="#000080" style:font-name="Trebuchet MS" fo:font-size="10pt" fo:language="en" fo:country="US" fo:font-weight="normal" officeooo:rsid="003469f4" style:font-size-asian="10pt" style:font-weight-asian="normal" style:font-size-complex="10pt" style:font-weight-complex="normal"/>
    </style:style>
    <style:style style:name="T40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41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42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43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44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45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46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47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48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49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50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51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52" style:family="text">
      <style:text-properties officeooo:rsid="000b0f8e"/>
    </style:style>
    <style:style style:name="T53" style:family="text">
      <style:text-properties officeooo:rsid="0011549d"/>
    </style:style>
    <style:style style:name="T54" style:family="text">
      <style:text-properties officeooo:rsid="00130957"/>
    </style:style>
    <style:style style:name="T55" style:family="text">
      <style:text-properties officeooo:rsid="0015e915"/>
    </style:style>
    <style:style style:name="T56" style:family="text">
      <style:text-properties officeooo:rsid="00175084"/>
    </style:style>
    <style:style style:name="T57" style:family="text">
      <style:text-properties officeooo:rsid="00182293"/>
    </style:style>
    <style:style style:name="T58" style:family="text">
      <style:text-properties officeooo:rsid="0019c56a"/>
    </style:style>
    <style:style style:name="T59" style:family="text">
      <style:text-properties officeooo:rsid="001a80db"/>
    </style:style>
    <style:style style:name="T60" style:family="text">
      <style:text-properties officeooo:rsid="001e352d"/>
    </style:style>
    <style:style style:name="T61" style:family="text">
      <style:text-properties officeooo:rsid="001ef4c4"/>
    </style:style>
    <style:style style:name="T62" style:family="text">
      <style:text-properties officeooo:rsid="0020ee1d"/>
    </style:style>
    <style:style style:name="T63" style:family="text">
      <style:text-properties officeooo:rsid="00257cf4"/>
    </style:style>
    <style:style style:name="T64" style:family="text">
      <style:text-properties officeooo:rsid="00281414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officeooo:rsid="002e12eb"/>
    </style:style>
    <style:style style:name="T67" style:family="text">
      <style:text-properties officeooo:rsid="00365f16"/>
    </style:style>
    <style:style style:name="T68" style:family="text">
      <style:text-properties officeooo:rsid="00366a3a"/>
    </style:style>
    <style:style style:name="T69" style:family="text">
      <style:text-properties officeooo:rsid="003723c5"/>
    </style:style>
    <style:style style:name="T70" style:family="text">
      <style:text-properties style:font-name="Trebuchet MS" fo:font-size="10pt" fo:language="en" fo:country="US" fo:font-weight="bold" officeooo:rsid="000f6403" style:font-size-asian="10pt" style:font-weight-asian="bold" style:font-size-complex="10pt" style:font-weight-complex="bold"/>
    </style:style>
    <style:style style:name="T71" style:family="text">
      <style:text-properties style:font-name="Trebuchet MS" fo:font-size="10pt" fo:language="en" fo:country="US" fo:font-weight="bold" officeooo:rsid="00130957" style:font-size-asian="10pt" style:font-weight-asian="bold" style:font-size-complex="10pt" style:font-weight-complex="bold"/>
    </style:style>
    <style:style style:name="T72" style:family="text">
      <style:text-properties style:font-name="Trebuchet MS" fo:font-size="10pt" fo:language="en" fo:country="US" fo:font-weight="bold" officeooo:rsid="0014e6cf" style:font-size-asian="10pt" style:font-weight-asian="bold" style:font-size-complex="10pt" style:font-weight-complex="bold"/>
    </style:style>
    <style:style style:name="T73" style:family="text">
      <style:text-properties style:font-name="Trebuchet MS" fo:font-size="10pt" fo:language="en" fo:country="US" fo:font-weight="bold" officeooo:rsid="0015e915" style:font-size-asian="10pt" style:font-weight-asian="bold" style:font-size-complex="10pt" style:font-weight-complex="bold"/>
    </style:style>
    <style:style style:name="T74" style:family="text">
      <style:text-properties style:font-name="Trebuchet MS" fo:font-size="10pt" fo:language="en" fo:country="US" fo:font-weight="normal" officeooo:rsid="0014e6cf" style:font-size-asian="10pt" style:font-weight-asian="normal" style:font-size-complex="10pt" style:font-weight-complex="normal"/>
    </style:style>
    <style:style style:name="T75" style:family="text">
      <style:text-properties style:font-name="Trebuchet MS" fo:font-size="10pt" fo:language="en" fo:country="US" fo:font-weight="normal" officeooo:rsid="0015e915" style:font-size-asian="10pt" style:font-weight-asian="normal" style:font-size-complex="10pt" style:font-weight-complex="normal"/>
    </style:style>
    <style:style style:name="T76" style:family="text">
      <style:text-properties style:font-name="Trebuchet MS" fo:font-size="10pt" fo:font-weight="bold" officeooo:rsid="000f6403" style:font-size-asian="10pt" style:font-weight-asian="bold" style:font-size-complex="10pt" style:font-weight-complex="bold"/>
    </style:style>
    <style:style style:name="T77" style:family="text">
      <style:text-properties style:font-name="Trebuchet MS" fo:font-size="10pt" fo:font-weight="bold" officeooo:rsid="00130957" style:font-size-asian="10pt" style:font-weight-asian="bold" style:font-size-complex="10pt" style:font-weight-complex="bold"/>
    </style:style>
    <style:style style:name="T78" style:family="text">
      <style:text-properties style:font-name="Trebuchet MS" fo:font-size="10pt" fo:font-weight="bold" officeooo:rsid="0014e6cf" style:font-size-asian="10pt" style:font-weight-asian="bold" style:font-size-complex="10pt" style:font-weight-complex="bold"/>
    </style:style>
    <style:style style:name="T79" style:family="text">
      <style:text-properties style:font-name="Trebuchet MS" fo:font-size="10pt" fo:font-weight="bold" officeooo:rsid="0015e915" style:font-size-asian="10pt" style:font-weight-asian="bold" style:font-size-complex="10pt" style:font-weight-complex="bold"/>
    </style:style>
    <style:style style:name="T80" style:family="text">
      <style:text-properties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81" style:family="text">
      <style:text-properties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82" style:family="text">
      <style:text-properties officeooo:rsid="0037f48d"/>
    </style:style>
    <style:style style:name="T83" style:family="text">
      <style:text-properties officeooo:rsid="00395b1f"/>
    </style:style>
    <style:style style:name="T84" style:family="text">
      <style:text-properties officeooo:rsid="003b2a28"/>
    </style:style>
    <style:style style:name="T85" style:family="text">
      <style:text-properties officeooo:rsid="003c31d0"/>
    </style:style>
    <style:style style:name="T86" style:family="text">
      <style:text-properties style:text-underline-style="solid" style:text-underline-type="double" style:text-underline-width="auto" style:text-underline-color="font-color"/>
    </style:style>
    <style:style style:name="T87" style:family="text">
      <style:text-properties officeooo:rsid="003c5fbe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PROJECT MODULE FILE <text:s/>(IT DEPARTAMENT)</text:p>
      <text:p text:style-name="P15"/>
      <text:p text:style-name="P37">GROUP <text:span text:style-name="T23">DAW2</text:span><text:span text:style-name="T24">BIO</text:span></text:p>
      <text:p text:style-name="P13"/>
      <text:p text:style-name="P16"/>
      <text:p text:style-name="P37">TITLE</text:p>
      <text:p text:style-name="P9">Microarrays in .CEL files</text:p>
      <text:p text:style-name="P15"/>
      <text:p text:style-name="P15"/>
      <text:p text:style-name="P37">GROUP MEMBERS <text:span text:style-name="T23">(The students' names that will develop the project)</text:span></text:p>
      <text:p text:style-name="P13"/>
      <text:p text:style-name="P17">Andrés Tenesaca Burgos</text:p>
      <text:p text:style-name="P17">Pablo Sebastian Rodriguez</text:p>
      <text:p text:style-name="P16"/>
      <text:p text:style-name="P16"/>
      <text:p text:style-name="P37">DESCRIPTION <text:span text:style-name="T23">(Write in no more than 15 text lines the objectives of the project)</text:span></text:p>
      <text:p text:style-name="P13"/>
      <text:p text:style-name="P10">microarray data reading of an GeneChip that will saves data in files .CEL and will be compared or generate graphics with R and storing in DDBB. The project would contain: </text:p>
      <text:p text:style-name="P10"/>
      <text:list xml:id="list3643837006833854039" text:style-name="L2">
        <text:list-item>
          <text:p text:style-name="P11">User management</text:p>
        </text:list-item>
        <text:list-item>
          <text:p text:style-name="P11">DDBB management</text:p>
        </text:list-item>
        <text:list-item>
          <text:p text:style-name="P11">.Cel data management</text:p>
        </text:list-item>
        <text:list-item>
          <text:p text:style-name="P11">Client management: researchers can upload .cel files in our web page through a form and must fill input text field with their personal data.</text:p>
        </text:list-item>
        <text:list-item>
          <text:p text:style-name="P12">Data management: data will store in DDBB that will can modify for add more data o visualize through graphics</text:p>
        </text:list-item>
      </text:list>
      <text:p text:style-name="P10"/>
      <text:p text:style-name="P6">Lectura de datos de microarrays en un GeneChip los cuales se almacenarán en ficheros .CEL para su posterior estudio ya sea comparandolos o mostrandolos a través de graficos con R y almacenandolos en BD. El proyecto contendria:</text:p>
      <text:p text:style-name="P14"/>
      <text:list xml:id="list7677017576563020962" text:style-name="L1">
        <text:list-item>
          <text:p text:style-name="P5">Gesti<text:span text:style-name="T52">ó</text:span>n de usuarios.</text:p>
        </text:list-item>
        <text:list-item>
          <text:p text:style-name="P7">Gestión de BD<text:span text:style-name="T25">.</text:span></text:p>
        </text:list-item>
        <text:list-item>
          <text:p text:style-name="P5">Gestion de los datos .CEL</text:p>
        </text:list-item>
        <text:list-item>
          <text:p text:style-name="P8">Gestión cliente: los investigadores podrán subir archivos .CEL a través de un formulario en el cual nos indicarán sus datos personales</text:p>
        </text:list-item>
        <text:list-item>
          <text:p text:style-name="P7"><text:span text:style-name="T53">Gestión datos: se guardrán los datos en una BD la cual posteriormente se podrá modificar para poder añadir más o visualizarlos</text:span><text:span text:style-name="T27">.</text:span></text:p>
        </text:list-item>
      </text:list>
      <text:p text:style-name="P14"/>
      <text:p text:style-name="P15"/>
      <text:p text:style-name="P37">MATERIALS REQUIRED AND TECHNICAL SPECIFICATIONS OF THE PROJECT</text:p>
      <text:p text:style-name="P31"/>
      <text:p text:style-name="P32"/>
      <text:p text:style-name="P31"/>
      <text:p text:style-name="P38">FUNCTIONAL REQUIREMENTS </text:p>
      <text:p text:style-name="P41">(Draft version: it is a first version to specify all functionalities and their results, as well as the profile users who may run each functionality)</text:p>
      <text:p text:style-name="P21"/>
      <text:p text:style-name="P25">RF<text:span text:style-name="T54">1</text:span>. <text:span text:style-name="T66">USER MANAGEMENT</text:span>:<text:span text:style-name="T1"> </text:span><text:span text:style-name="T14">DDBB management that contains users of clients and biologic analyst who can use in web page to log in</text:span><text:span text:style-name="T1"> </text:span>Level: <text:span text:style-name="T55">High</text:span>.</text:p>
      <text:p text:style-name="P18"><text:span text:style-name="T40"><text:tab/></text:span><text:span text:style-name="T41">RF1.1 </text:span><text:span text:style-name="T42">Create new user</text:span><text:span text:style-name="T47"> </text:span><text:span text:style-name="T48">creation of users </text:span><text:span text:style-name="T49">of two differents types:</text:span><text:span text:style-name="T48"> clients or biologic analyst</text:span><text:span text:style-name="T47"> </text:span><text:span text:style-name="T43">Level: high.</text:span></text:p>
      <text:p text:style-name="P18"><text:span text:style-name="T47"><text:tab/></text:span><text:span text:style-name="T43">RF1.2 </text:span><text:span text:style-name="T44">Modify user</text:span><text:span text:style-name="T47"> </text:span><text:span text:style-name="T50">modify username or password of </text:span><text:span text:style-name="T49">existing user</text:span><text:span text:style-name="T51">. </text:span><text:span text:style-name="T45">Level: </text:span><text:span text:style-name="T46">low</text:span></text:p>
      <text:p text:style-name="P25"><text:tab/><text:span text:style-name="T55">RF1.3 Delete user</text:span><text:span text:style-name="T3"> </text:span><text:span text:style-name="T15">delete user who exist</text:span><text:span text:style-name="T3">. </text:span><text:span text:style-name="T55">Level: medium</text:span></text:p>
      <text:p text:style-name="P25"/>
      <text:p text:style-name="P25"/>
      <text:p text:style-name="P25"/>
      <text:p text:style-name="P25"/>
      <text:p text:style-name="P33">RF<text:span text:style-name="T54">1</text:span>. Gestion de usuarios: <text:span text:style-name="T1">gestion de la </text:span><text:span text:style-name="T2">BD</text:span><text:span text:style-name="T1"> que contendra los usuarios </text:span><text:span text:style-name="T2">clientes o analistas</text:span><text:span text:style-name="T1">. </text:span>Level: <text:span text:style-name="T55">High</text:span>.</text:p>
      <text:p text:style-name="P20"><text:soft-page-break/><text:span text:style-name="T76"><text:tab/></text:span><text:span text:style-name="T77">RF1.1 Crear nuevo usuari</text:span><text:span text:style-name="T78">o</text:span><text:span text:style-name="T80"> creacion de un nuevo usuario cliente o analista. </text:span><text:span text:style-name="T78">Level: high.</text:span></text:p>
      <text:p text:style-name="P20"><text:span text:style-name="T80"><text:tab/></text:span><text:span text:style-name="T78">RF1.2 modificar usuario</text:span><text:span text:style-name="T80"> </text:span><text:span text:style-name="T81">modificacion de un usuario previamente creado. </text:span><text:span text:style-name="T79">Level: medium</text:span></text:p>
      <text:p text:style-name="P33"><text:tab/><text:span text:style-name="T55">RF1.3 borrar usuario</text:span><text:span text:style-name="T3"> eliminacion de un usuario previamente creado. </text:span><text:span text:style-name="T55">Level: medium</text:span></text:p>
      <text:p text:style-name="P27"/>
      <text:p text:style-name="P28">RF2. <text:span text:style-name="T67">DDBB MANAGEMENT</text:span> <text:span text:style-name="T1"><text:s/></text:span><text:span text:style-name="T16">DDBB management that contains the data of .cel files that will be use to added data in tables</text:span><text:span text:style-name="T4">. </text:span><text:span text:style-name="T56">Level: High</text:span></text:p>
      <text:p text:style-name="P28"><text:tab/>RF2.1 <text:span text:style-name="T67">Create table</text:span><text:span text:style-name="T1"> </text:span><text:span text:style-name="T16">creation of the table that will contain microa aray data</text:span><text:span text:style-name="T5">. </text:span><text:span text:style-name="T57">Level: high.</text:span></text:p>
      <text:p text:style-name="P28"><text:tab/>RF2.2 <text:span text:style-name="T68">Modify table</text:span><text:span text:style-name="T1"> </text:span><text:span text:style-name="T18">modifycation of the table</text:span><text:span text:style-name="T6">. </text:span><text:span text:style-name="T58">Level: low.</text:span></text:p>
      <text:p text:style-name="P28"><text:tab/>RF<text:span text:style-name="T56">2</text:span>.3 <text:span text:style-name="T68">Delete table</text:span><text:span text:style-name="T1"> </text:span><text:span text:style-name="T17">elimination of tables in case client dont want to continue with analisys</text:span><text:span text:style-name="T6">. </text:span><text:span text:style-name="T58">Level: medium.</text:span></text:p>
      <text:p text:style-name="P27"/>
      <text:p text:style-name="P34">RF2. Gestion BD<text:span text:style-name="T1"> </text:span><text:span text:style-name="T4">gestion de la BD que contiene los datos del fichero .cel. </text:span><text:span text:style-name="T56">Level: High</text:span></text:p>
      <text:p text:style-name="P34"><text:tab/>RF2.1 Creacion de datos<text:span text:style-name="T1"> </text:span><text:span text:style-name="T5">creacion de la tabla que contendra los datos del microarray. </text:span><text:span text:style-name="T57">Level: high.</text:span></text:p>
      <text:p text:style-name="P34"><text:tab/>RF2.2 modificacion datos<text:span text:style-name="T1"> </text:span><text:span text:style-name="T6">modificacion de la tabla de los datos: </text:span><text:span text:style-name="T58">Level: medium.</text:span></text:p>
      <text:p text:style-name="P34"><text:tab/>RF<text:span text:style-name="T56">2</text:span>.3 borrar datos<text:span text:style-name="T1"> </text:span><text:span text:style-name="T6">eliminacion de la tabla. </text:span><text:span text:style-name="T58">Level: medium.</text:span></text:p>
      <text:p text:style-name="P26"/>
      <text:p text:style-name="P28">RF3. .<text:span text:style-name="T69">CEL MANAGEMENT</text:span><text:span text:style-name="T1"> .</text:span><text:span text:style-name="T19">cel data files management to add in DDBB.</text:span><text:span text:style-name="T7"> </text:span><text:span text:style-name="T59">Level: high.</text:span></text:p>
      <text:p text:style-name="P28"><text:tab/>RF3.1 <text:span text:style-name="T82">save data</text:span><text:span text:style-name="T1"> </text:span><text:span text:style-name="T19">add data to a existing table in DDBB to use later in web page</text:span><text:span text:style-name="T8">. </text:span><text:span text:style-name="T60">Level: high.</text:span></text:p>
      <text:p text:style-name="P26"/>
      <text:p text:style-name="P34">RF3. Gestion .CEL<text:span text:style-name="T1"> </text:span><text:span text:style-name="T7">gestion del contenido de los datos del fichero .cel. </text:span><text:span text:style-name="T59">Level: high.</text:span></text:p>
      <text:p text:style-name="P34"><text:tab/>RF3.1 Lectura datos<text:span text:style-name="T1"> </text:span><text:span text:style-name="T8">lectura de los datos para </text:span><text:span text:style-name="T12">subirlo a la BD</text:span><text:span text:style-name="T8">. </text:span><text:span text:style-name="T60">Level: high.</text:span></text:p>
      <text:p text:style-name="P26"/>
      <text:p text:style-name="P29">RF4. <text:span text:style-name="T83">CLIENT MANAGEMENT</text:span><text:span text:style-name="T1"> </text:span><text:span text:style-name="T20">client user managemen</text:span><text:span text:style-name="T21">t</text:span><text:span text:style-name="T20"> which can use to log in in our page an upload .cel files . </text:span><text:span text:style-name="T84">Level: high</text:span></text:p>
      <text:p text:style-name="P29"><text:tab/>RF4.1 <text:span text:style-name="T83">upload file</text:span><text:span text:style-name="T5"> </text:span><text:span text:style-name="T20">upload file through our page</text:span><text:span text:style-name="T10">. </text:span><text:span text:style-name="T62">Level: high.</text:span></text:p>
      <text:p text:style-name="P26"/>
      <text:p text:style-name="P34">RF4. Gestion cliente<text:span text:style-name="T1"> </text:span><text:span text:style-name="T10">gestion de los usuarios de los clientes los cuales utilizaran para subir los ficheros .cel para analizarlos.</text:span></text:p>
      <text:p text:style-name="P34"><text:tab/>RF4.1 <text:span text:style-name="T57">subir ficheros .cel</text:span><text:span text:style-name="T5"> </text:span><text:span text:style-name="T10">subir el fichero a la pagina web. </text:span><text:span text:style-name="T62">Level: high.</text:span></text:p>
      <text:p text:style-name="P26"/>
      <text:p text:style-name="P24">Rf5. <text:span text:style-name="T85">DATA MANAGEMENT</text:span><text:span text:style-name="T1"> </text:span><text:span text:style-name="T21">data management of tables to show in legible format. </text:span><text:span text:style-name="T85">Level: high</text:span></text:p>
      <text:p text:style-name="P24"><text:tab/>RF5.1 <text:span text:style-name="T87">add data</text:span><text:span text:style-name="T11"> </text:span><text:span text:style-name="T22">chance to add new data in DDBB tables</text:span><text:span text:style-name="T13"> </text:span><text:span text:style-name="T64">Level: high.</text:span></text:p>
      <text:p text:style-name="P30"><text:tab/><text:span text:style-name="T57">RF5.2 Visualize data</text:span><text:span text:style-name="T5"> </text:span><text:span text:style-name="T22">visualize data through graphics or web page table</text:span><text:span text:style-name="T9">. </text:span><text:span text:style-name="T61">Level: high.</text:span></text:p>
      <text:p text:style-name="P23"/>
      <text:p text:style-name="P36">Rf5. Gestión datos<text:span text:style-name="T1"> </text:span><text:span text:style-name="T11">gestion de los datos por parte de los analistas para mostrarlo en formato legible.</text:span></text:p>
      <text:p text:style-name="P36"><text:tab/>RF5.1 <text:span text:style-name="T63">Añadir datos</text:span><text:span text:style-name="T11"> </text:span><text:span text:style-name="T13">posibiliad de poder añadir nuevos campos en los datos del .CEL. </text:span><text:span text:style-name="T64">Level: high.</text:span></text:p>
      <text:p text:style-name="P35"><text:tab/><text:span text:style-name="T57">RF5.2 Visualizaion datos</text:span><text:span text:style-name="T5"> </text:span><text:span text:style-name="T9">visualizacion de los datos a partir de una tabla o grafico. </text:span><text:span text:style-name="T61">Level: high.</text:span></text:p>
      <text:p text:style-name="P22"/>
      <text:p text:style-name="P13"/>
      <text:p text:style-name="P19">(NOTE: as a result of your initial interviews with the clients, you may use whatever you consider necessary in order to clarify what the client precisely wants: diagram, graphic, description, etc)</text:p>
      <text:p text:style-name="P19"/>
      <text:p text:style-name="P15"/>
      <text:p text:style-name="P42"><text:span text:style-name="T26">NON-</text:span><text:span text:style-name="T25">FUNCTIONAL REQUIREMENTS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MOCKUPS OR WIREFRAMES</text:p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2"><draw:image xlink:href="Pictures/10000200000001DC00000227E991BD53A93079B8.png" xlink:type="simple" xlink:show="embed" xlink:actuate="onLoad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5"><draw:image xlink:href="Pictures/100000000000006400000043DFACBB7B5ADCDD2C.jpg" xlink:type="simple" xlink:show="embed" xlink:actuate="onLoad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2-27T13:45:29.224000000</dc:date>
    <meta:editing-duration>PT5H37M27S</meta:editing-duration>
    <meta:editing-cycles>93</meta:editing-cycles>
    <meta:generator>LibreOffice/5.0.3.2$Windows_x86 LibreOffice_project/e5f16313668ac592c1bfb310f4390624e3dbfb75</meta:generator>
    <meta:print-date>2013-02-08T14:34:58.80</meta:print-date>
    <meta:document-statistic meta:table-count="1" meta:image-count="2" meta:object-count="0" meta:page-count="3" meta:paragraph-count="59" meta:word-count="746" meta:character-count="4515" meta:non-whitespace-character-count="3813"/>
  </office:meta>
</office:document-meta>
</file>